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6201in" table:align="left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0.7313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0.5306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Emphasis">This is an official document obtained from the Luxembourg Trade and Companies Register. Below is a template outline.</text:span></text:p>
      <text:p text:style-name="Text_20_body"><text:span text:style-name="Strong_20_Emphasis">Certificate of Incorporation</text:span></text:p>
      <text:p text:style-name="Text_20_body"><text:span text:style-name="Strong_20_Emphasis">Company Name:</text:span> Moien S.A.<text:line-break/><text:span text:style-name="Strong_20_Emphasis">Company Registration Number:</text:span> [Registration Number]<text:line-break/><text:span text:style-name="Strong_20_Emphasis">Registered Address:</text:span> [Registered Address], Luxembourg<text:line-break/><text:span text:style-name="Strong_20_Emphasis">Date of Incorporation:</text:span> [Date]</text:p>
      <text:p text:style-name="Text_20_body"><text:span text:style-name="Strong_20_Emphasis">Registered Office:</text:span></text:p>
      <text:p text:style-name="Text_20_body">[Registered Address]<text:line-break/>[Postal Code], Luxembourg</text:p>
      <text:p text:style-name="Text_20_body"><text:span text:style-name="Strong_20_Emphasis">Authorized Signatorie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Position</text:p>
            </table:table-cell>
            <table:table-cell table:style-name="Table1.A1" office:value-type="string">
              <text:p text:style-name="Table_20_Heading">Signature</text:p>
            </table:table-cell>
            <table:table-cell table:style-name="Table1.A1" office:value-type="string">
              <text:p text:style-name="Table_20_Heading">Date</text:p>
            </table:table-cell>
          </table:table-row>
        </table:table-header-rows>
        <table:table-row>
          <table:table-cell table:style-name="Table1.A1" office:value-type="string">
            <text:p text:style-name="Table_20_Contents">[Name]</text:p>
          </table:table-cell>
          <table:table-cell table:style-name="Table1.A1" office:value-type="string">
            <text:p text:style-name="Table_20_Contents">[Position]</text:p>
          </table:table-cell>
          <table:table-cell table:style-name="Table1.A1" office:value-type="string">
            <text:p text:style-name="Table_20_Contents">[Signed]</text:p>
          </table:table-cell>
          <table:table-cell table:style-name="Table1.A1" office:value-type="string">
            <text:p text:style-name="Table_20_Contents">[Date]</text:p>
          </table:table-cell>
        </table:table-row>
        <table:table-row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...</text:p>
          </table:table-cell>
        </table:table-row>
      </table:table>
      <text:p text:style-name="Text_20_body"><text:span text:style-name="Strong_20_Emphasis">Registrar's Stamp and Signature:</text:span></text:p>
      <text:p text:style-name="Horizontal_20_Line"/>
      <text:p text:style-name="Text_20_body">[Registrar's Name]<text:line-break/>[Registrar's Position]<text:line-break/>[Registrar's Signature]<text:line-break/>[Date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7:57.755000000</meta:creation-date>
    <meta:generator>LibreOffice/24.2.3.2$Windows_X86_64 LibreOffice_project/433d9c2ded56988e8a90e6b2e771ee4e6a5ab2ba</meta:generator>
    <dc:date>2024-09-27T12:05:37.674000000</dc:date>
    <meta:editing-duration>PT27S</meta:editing-duration>
    <meta:editing-cycles>2</meta:editing-cycles>
    <meta:document-statistic meta:table-count="1" meta:image-count="0" meta:object-count="0" meta:page-count="1" meta:paragraph-count="20" meta:word-count="71" meta:character-count="560" meta:non-whitespace-character-count="509"/>
  </office:meta>
</office:document-meta>
</file>